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, consolas, monaco, monospace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01faa5" officeooo:paragraph-rsid="0001faa5" style:font-style-asian="normal" style:font-style-complex="normal"/>
    </style:style>
    <style:style style:name="P3" style:family="paragraph" style:parent-style-name="Text_20_body">
      <style:text-properties fo:font-style="normal" officeooo:rsid="0000d33e" officeooo:paragraph-rsid="0000d33e" style:font-style-asian="normal" style:font-style-complex="normal"/>
    </style:style>
    <style:style style:name="P4" style:family="paragraph" style:parent-style-name="Text_20_body">
      <style:text-properties fo:font-style="normal" officeooo:rsid="0011053f" officeooo:paragraph-rsid="0011053f" style:font-style-asian="normal" style:font-style-complex="normal"/>
    </style:style>
    <style:style style:name="P5" style:family="paragraph" style:parent-style-name="Text_20_body">
      <style:text-properties fo:font-style="italic" officeooo:rsid="0009399a" officeooo:paragraph-rsid="0009399a" style:font-style-asian="italic" style:font-style-complex="italic"/>
    </style:style>
    <style:style style:name="P6" style:family="paragraph" style:parent-style-name="Text_20_body">
      <style:paragraph-properties fo:margin-top="0.423cm" fo:margin-bottom="0.212cm" loext:contextual-spacing="false"/>
      <style:text-properties officeooo:rsid="00115b57" officeooo:paragraph-rsid="00115b57"/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9" style:family="paragraph" style:parent-style-name="Heading_20_2">
      <style:text-properties fo:font-style="normal" officeooo:rsid="0011053f" officeooo:paragraph-rsid="0011053f" style:font-style-asian="normal" style:font-style-complex="normal"/>
    </style:style>
    <style:style style:name="P10" style:family="paragraph" style:parent-style-name="Heading_20_2">
      <style:paragraph-properties fo:margin-top="0.423cm" fo:margin-bottom="0.212cm" loext:contextual-spacing="false" fo:keep-with-next="always"/>
      <style:text-properties style:font-name="Nimbus Roman No9 L" fo:font-style="normal" fo:font-weight="normal" officeooo:rsid="000e8530" officeooo:paragraph-rsid="000e8530" style:font-name-asian="DejaVu Sans" style:font-style-asian="normal" style:font-weight-asian="normal" style:font-name-complex="DejaVu Sans" style:font-style-complex="normal" style:font-weight-complex="normal"/>
    </style:style>
    <style:style style:name="P11" style:family="paragraph" style:parent-style-name="Heading_20_2">
      <style:paragraph-properties fo:margin-top="0.423cm" fo:margin-bottom="0.212cm" loext:contextual-spacing="false"/>
      <style:text-properties style:font-name="Nimbus Sans L" fo:font-size="14pt" fo:font-style="normal" fo:font-weight="bold" officeooo:rsid="00115b57" officeooo:paragraph-rsid="00115b57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12" style:family="paragraph" style:parent-style-name="Heading_20_2">
      <style:paragraph-properties fo:margin-top="0.423cm" fo:margin-bottom="0.212cm" loext:contextual-spacing="false"/>
      <style:text-properties style:font-name="Nimbus Sans L" fo:font-size="14pt" fo:font-style="normal" fo:font-weight="bold" officeooo:rsid="0000d33e" officeooo:paragraph-rsid="00146c95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13" style:family="paragraph" style:parent-style-name="Standard" style:list-style-name="L1">
      <style:text-properties fo:font-style="normal" style:font-style-asian="normal" style:font-style-complex="normal"/>
    </style:style>
    <style:style style:name="P14" style:family="paragraph" style:parent-style-name="Text_20_body" style:list-style-name="L2">
      <style:text-properties officeooo:paragraph-rsid="0009399a"/>
    </style:style>
    <style:style style:name="P15" style:family="paragraph" style:parent-style-name="Text_20_body" style:list-style-name="L2">
      <style:text-properties fo:font-style="normal" officeooo:rsid="0009399a" officeooo:paragraph-rsid="0009399a" style:font-style-asian="normal" style:font-style-complex="normal"/>
    </style:style>
    <style:style style:name="P16" style:family="paragraph" style:parent-style-name="Text_20_body">
      <style:paragraph-properties fo:margin-top="0.423cm" fo:margin-bottom="0.212cm" loext:contextual-spacing="false"/>
      <style:text-properties officeooo:rsid="00115b57" officeooo:paragraph-rsid="00115b57"/>
    </style:style>
    <style:style style:name="P17" style:family="paragraph" style:parent-style-name="Text_20_body">
      <style:paragraph-properties fo:margin-top="0.423cm" fo:margin-bottom="0.212cm" loext:contextual-spacing="false"/>
      <style:text-properties style:font-name="Nimbus Roman No9 L1" fo:font-size="12pt" fo:font-style="normal" fo:font-weight="normal" officeooo:rsid="00115b57" officeooo:paragraph-rsid="00146c9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399a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053f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0d33e"/>
    </style:style>
    <style:style style:name="T8" style:family="text">
      <style:text-properties officeooo:rsid="000875b7"/>
    </style:style>
    <style:style style:name="T9" style:family="text">
      <style:text-properties fo:font-variant="normal" fo:text-transform="none" fo:color="#244357" style:font-name="Ubuntu Mono" fo:font-size="11pt" fo:letter-spacing="normal" fo:font-style="normal" fo:font-weight="normal" fo:background-color="transparent" loext:char-shading-value="0" style:font-style-asian="italic" style:font-style-complex="italic" loext:padding="0cm" loext:border="none"/>
    </style:style>
    <style:style style:name="T10" style:family="text">
      <style:text-properties officeooo:rsid="0011053f"/>
    </style:style>
    <style:style style:name="T11" style:family="text">
      <style:text-properties officeooo:rsid="00115b57"/>
    </style:style>
    <style:style style:name="T12" style:family="text">
      <style:text-properties officeooo:rsid="00146c95"/>
    </style:style>
    <style:style style:name="T13" style:family="text">
      <style:text-properties style:font-name="Nimbus Sans L" fo:font-size="14pt" fo:font-style="normal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4" style:family="text">
      <style:text-properties style:font-name="Nimbus Sans L" fo:font-size="14pt" fo:font-style="normal" fo:font-weight="normal" officeooo:rsid="00115b57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5" style:family="text">
      <style:text-properties style:font-name="Nimbus Sans L" fo:font-size="14pt" fo:font-style="normal" fo:font-weight="normal" officeooo:rsid="00146c95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style:font-name="Nimbus Sans L" fo:font-size="14pt" fo:font-style="normal" fo:font-weight="bold" officeooo:rsid="0000d33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style:font-name="Nimbus Sans L" fo:font-size="14pt" style:font-name-asian="DejaVu Sans" style:font-size-asian="14pt" style:font-name-complex="DejaVu Sans" style:font-size-complex="14pt"/>
    </style:style>
    <style:style style:name="T18" style:family="text">
      <style:text-properties style:font-name="Nimbus Sans L" style:font-name-asian="DejaVu Sans" style:font-name-complex="DejaVu Sans"/>
    </style:style>
    <style:style style:name="T19" style:family="text">
      <style:text-properties style:font-name-asian="DejaVu Sans" style:font-name-complex="DejaVu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7">3</text:span> : Gestion de releases avec Maven</text:h>
      <text:p text:style-name="Standard"/>
      <text:h text:style-name="Heading_20_2" text:outline-level="2">Objectif</text:h>
      <text:p text:style-name="Standard">Se familiariser avec les plugin SCM, Release et Deploy. Nous repartons du TP précédent.</text:p>
      <text:h text:style-name="Heading_20_3" text:outline-level="3">Etapes</text:h>
      <text:list xml:id="list3982895425" text:style-name="L1">
        <text:list-item>
          <text:p text:style-name="P13">Déploiement dans un dépôt privé <text:s/><text:span text:style-name="T8">géré par Nexus </text:span></text:p>
        </text:list-item>
        <text:list-item>
          <text:p text:style-name="P13">Mise au point du process de distribution de release <text:span text:style-name="T7">dans un serveur Nexus</text:span></text:p>
        </text:list-item>
      </text:list>
      <text:p text:style-name="P1"/>
      <text:h text:style-name="P8" text:outline-level="2"><text:span text:style-name="T10">3.1 </text:span>Pré-requis : <text:span text:style-name="T10">Installation Nexus</text:span> </text:h>
      <text:p text:style-name="P3">Installation Nexus Manager :</text:p>
      <text:list xml:id="list1254812433" text:style-name="L2">
        <text:list-item>
          <text:p text:style-name="P15">Utiliser une distribution relative à votre OS</text:p>
        </text:list-item>
        <text:list-item>
          <text:p text:style-name="P14"><text:span text:style-name="T2">Utiliser docker :<text:line-break/></text:span><text:span text:style-name="Source_20_Text"><text:span text:style-name="T9">docker run -d -p 8081:8081 --name nexus -v nexus-data:/nexus-data sonatype/nexus3</text:span></text:span></text:p>
        </text:list-item>
      </text:list>
      <text:p text:style-name="P5"/>
      <text:p text:style-name="P2">Visualiser la configuration par défaut de Nexus et les différents dépôts disponibles</text:p>
      <text:p text:style-name="P4">S’authentifier avec un compe administrateur</text:p>
      <text:p text:style-name="P2"/>
      <text:h text:style-name="P9" text:outline-level="2">3.2 Configuration projet, utilisation Nexus en miroir</text:h>
      <text:p text:style-name="P2">Configurer votre installation de Maven afin de pouvoir utiliser Nexus comme gestionnaire et comme proxy de Maven Central</text:p>
      <text:p text:style-name="P2">Effectuer un <text:span text:style-name="T6">mvn install</text:span> sur le projet précédent et observer les artefacts récupérés par Nexus</text:p>
      <text:h text:style-name="P7" text:outline-level="2"><text:span text:style-name="T10">3.3 </text:span>Déploiement <text:span text:style-name="T11">de snapshots/releases</text:span></text:h>
      <text:p text:style-name="Text_20_body"><text:span text:style-name="T1">Dans le </text:span><text:span text:style-name="T5">pom.xml</text:span><text:span text:style-name="T1"> adéquat, ajouter une balise </text:span><text:span text:style-name="T5">&lt;distributionManagement&gt; </text:span><text:span text:style-name="T1">faisant référence à ce serveur. Le protocole utilisé sera</text:span><text:span text:style-name="T5"> </text:span><text:a xlink:type="simple" xlink:href="../../../../../../../../" text:style-name="Internet_20_link" text:visited-style-name="Visited_20_Internet_20_Link"><text:span text:style-name="T5">file://</text:span></text:a></text:p>
      <text:p text:style-name="Text_20_body"><text:span text:style-name="T1">Tester votre configuration en effectuant un premier</text:span><text:span text:style-name="T5"> mvn deploy</text:span></text:p>
      <text:h text:style-name="P10" text:outline-level="2">Vérifier le déploiement des snapshots et de la release</text:h>
      <text:h text:style-name="P11" text:outline-level="2">3.4 Plugin Release de Maven</text:h>
      <text:p text:style-name="P6"><text:span text:style-name="T4">C</text:span><text:span text:style-name="T3">onfigurer le SCM dans votre pom.xml</text:span></text:p>
      <text:p text:style-name="P6"><text:span text:style-name="T4">U</text:span><text:span text:style-name="T3">tiliser <text:s/>le plugin release pour effectuer une release complète</text:span></text:p>
      <text:p text:style-name="P6"><text:span text:style-name="T3"/></text:p>
      <text:h text:style-name="P12" text:outline-level="2"><text:soft-page-break/>3.4 Registre Docker (Optionnel)</text:h>
      <text:p text:style-name="P17"><text:span text:style-name="T19">Mettre en place un registre docker, effectuer une publication d’une image</text:span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, consolas, monaco, monospace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5-21T16:14:59</meta:creation-date>
    <dc:date>2021-06-02T08:11:58.209033706</dc:date>
    <meta:editing-duration>P2DT15H33M37S</meta:editing-duration>
    <meta:editing-cycles>70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210" meta:character-count="1383" meta:non-whitespace-character-count="1198"/>
    <meta:user-defined meta:name="Info 1"/>
    <meta:user-defined meta:name="Info 2"/>
    <meta:user-defined meta:name="Info 3"/>
    <meta:user-defined meta:name="Info 4"/>
  </office:meta>
</office:document-meta>
</file>